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4423.886155" calcext:value-type="float">
            <text:p>4423.886155</text:p>
          </table:table-cell>
          <table:table-cell table:style-name="Default" table:formula="of:=[.H2]/24/365" office:value-type="float" office:value="0.505009835045662" calcext:value-type="float">
            <text:p>0.505009835045662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4:34:28.36961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1T14:37:44.611046760</dc:date>
    <meta:editing-duration>P5DT3H12M16S</meta:editing-duration>
    <meta:editing-cycles>149</meta:editing-cycles>
    <meta:document-statistic meta:table-count="1" meta:cell-count="1284" meta:object-count="0"/>
  </office:meta>
</office:document-meta>
</file>